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11A08D893DC9FD0FDE4.png" manifest:media-type="image/png"/>
  <manifest:file-entry manifest:full-path="Pictures/100000000000028D000001351BADD527C2CCA72F.png" manifest:media-type="image/png"/>
  <manifest:file-entry manifest:full-path="Pictures/10000000000002DC000002EF79965DEFF1A47136.png" manifest:media-type="image/png"/>
  <manifest:file-entry manifest:full-path="Pictures/10000000000002E1000001BF9B9107A9ECF907A0.png" manifest:media-type="image/png"/>
  <manifest:file-entry manifest:full-path="Pictures/10000000000002B70000025D478BA1F73DB7E291.png" manifest:media-type="image/png"/>
  <manifest:file-entry manifest:full-path="Pictures/10000000000002E500000160454189BD8EFC716D.png" manifest:media-type="image/png"/>
  <manifest:file-entry manifest:full-path="Pictures/10000000000002E30000026308D794BC4D2E263F.png" manifest:media-type="image/png"/>
  <manifest:file-entry manifest:full-path="Pictures/1000000000000283000000F93B4927649AAD3B2C.png" manifest:media-type="image/png"/>
  <manifest:file-entry manifest:full-path="Pictures/10000000000002850000008590934C2D26F0D091.png" manifest:media-type="image/png"/>
  <manifest:file-entry manifest:full-path="Pictures/10000000000002F3000002763905F52EFE5F0803.png" manifest:media-type="image/png"/>
  <manifest:file-entry manifest:full-path="Pictures/10000000000002DD000000D03FA4C696C5773C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9" text:anchor-type="page" text:anchor-page-number="6" svg:x="6.35mm" svg:y="5.06mm" svg:width="193.13mm" svg:height="117.12mm" draw:z-index="9">
        <draw:image xlink:href="Pictures/10000000000002E1000001BF9B9107A9ECF907A0.png" xlink:type="simple" xlink:show="embed" xlink:actuate="onLoad"/>
      </draw:frame>
      <text:p text:style-name="Standard"><draw:frame draw:style-name="fr1" draw:name="Image1" text:anchor-type="char" svg:x="-6.53mm" svg:y="0mm" svg:width="280.48mm" svg:height="244.14mm" draw:z-index="2"><draw:image xlink:href="Pictures/10000000000002B70000025D478BA1F73DB7E291.png" xlink:type="simple" xlink:show="embed" xlink:actuate="onLoad"/></draw:frame></text:p>
      <text:p text:style-name="P1"><draw:frame draw:style-name="fr2" draw:name="Image2" text:anchor-type="paragraph" svg:x="0.99mm" svg:y="2.72mm" svg:width="274.66mm" svg:height="130.46mm" draw:z-index="0"><draw:image xlink:href="Pictures/10000000000002E500000160454189BD8EFC716D.png" xlink:type="simple" xlink:show="embed" xlink:actuate="onLoad"/></draw:frame><draw:frame draw:style-name="fr1" draw:name="Image3" text:anchor-type="char" svg:x="11.75mm" svg:y="102.45mm" svg:width="182.95mm" svg:height="86.55mm" draw:z-index="3"><draw:image xlink:href="Pictures/100000000000028D000001351BADD527C2CCA7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19mm" svg:y="0mm" svg:width="274.92mm" svg:height="227.31mm" draw:z-index="4"><draw:image xlink:href="Pictures/10000000000002E30000026308D794BC4D2E263F.png" xlink:type="simple" xlink:show="embed" xlink:actuate="onLoad"/></draw:frame><text:soft-page-break/><draw:frame draw:style-name="fr3" draw:name="Image5" text:anchor-type="as-char" svg:y="-38.56mm" svg:width="180.94mm" svg:height="70.06mm" draw:z-index="5"><draw:image xlink:href="Pictures/1000000000000283000000F93B4927649AAD3B2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x="11.38mm" svg:y="210.94mm" svg:width="188.63mm" svg:height="38.86mm" draw:z-index="1"><draw:image xlink:href="Pictures/10000000000002850000008590934C2D26F0D091.png" xlink:type="simple" xlink:show="embed" xlink:actuate="onLoad"/></draw:frame><draw:frame draw:style-name="fr1" draw:name="Image6" text:anchor-type="char" svg:x="23.34mm" svg:y="0.81mm" svg:width="274.21mm" svg:height="281.31mm" draw:z-index="6"><draw:image xlink:href="Pictures/10000000000002DC000002EF79965DEFF1A4713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8" text:anchor-type="char" svg:x="-5.29mm" svg:y="-0.6mm" svg:width="277.64mm" svg:height="231.67mm" draw:z-index="8"><draw:image xlink:href="Pictures/10000000000002F3000002763905F52EFE5F0803.png" xlink:type="simple" xlink:show="embed" xlink:actuate="onLoad"/></draw:frame></text:p>
      <text:p text:style-name="Standard"/>
      <text:p text:style-name="P1"><draw:frame draw:style-name="fr1" draw:name="Image10" text:anchor-type="char" svg:x="-10mm" svg:y="114.28mm" svg:width="279.22mm" svg:height="79.22mm" draw:z-index="10"><draw:image xlink:href="Pictures/10000000000002DD000000D03FA4C696C5773C68.png" xlink:type="simple" xlink:show="embed" xlink:actuate="onLoad"/></draw:frame></text:p>
      <text:p text:style-name="Standard"><draw:frame draw:style-name="fr1" draw:name="Image11" text:anchor-type="char" svg:x="9.15mm" svg:y="1.25mm" svg:width="190.85mm" svg:height="75.9mm" draw:z-index="7"><draw:image xlink:href="Pictures/10000000000002C50000011A08D893DC9FD0FDE4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5:43:56.097001592</meta:creation-date>
    <dc:date>2016-11-07T09:42:56.235325493</dc:date>
    <meta:editing-duration>PT1H21M21S</meta:editing-duration>
    <meta:editing-cycles>5</meta:editing-cycles>
    <meta:generator>LibreOffice/5.0.6.2$Linux_X86_64 LibreOffice_project/00m0$Build-2</meta:generator>
    <meta:print-date>2016-11-07T09:41:58.112851519</meta:print-date>
    <meta:document-statistic meta:table-count="0" meta:image-count="11" meta:object-count="0" meta:page-count="6" meta:paragraph-count="1" meta:word-count="0" meta:character-count="0" meta:non-whitespace-character-count="0"/>
  </office:meta>
</office:document-meta>
</file>